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List_20_Contents">
      <style:paragraph-properties fo:margin-top="0in" fo:margin-bottom="0.1965in"/>
    </style:style>
    <style:style style:name="P12" style:family="paragraph" style:parent-style-name="List_20_Contents">
      <style:paragraph-properties fo:margin-top="0in" fo:margin-bottom="0.1965in"/>
      <style:text-properties fo:language="en" fo:country="US" style:language-complex="ar" style:country-complex="SA"/>
    </style:style>
    <style:style style:name="P13"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ing_20_1">
      <style:text-properties fo:language="en" fo:country="US" style:language-complex="ar" style:country-complex="SA"/>
    </style:style>
    <style:style style:name="P17" style:family="paragraph" style:parent-style-name="Heading_20_1" style:master-page-name="First_20_Page">
      <style:paragraph-properties style:page-number="auto"/>
    </style:style>
    <style:style style:name="P1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1" style:family="paragraph" style:parent-style-name="Footer">
      <style:paragraph-properties>
        <style:tab-stops>
          <style:tab-stop style:position="3in" style:type="center"/>
          <style:tab-stop style:position="6.5in" style:type="right"/>
        </style:tab-stops>
      </style:paragraph-properties>
    </style:style>
    <style:style style:name="P22" style:family="paragraph" style:parent-style-name="List_20_Contents">
      <style:paragraph-properties fo:margin-left="0in" fo:margin-right="0in" fo:text-indent="0in" style:auto-text-indent="false"/>
    </style:style>
    <style:style style:name="P23" style:family="paragraph" style:parent-style-name="Standard" style:list-style-name="L1"/>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97935024" text:id="ct297935024">
          <text:deletion>
            <office:change-info>
              <dc:creator>Bob Jacobsen</dc:creator>
              <dc:date>2010-10-10T10:54:00</dc:date>
            </office:change-info>
            <text:h text:style-name="P1" text:outline-level="1">Title</text:h>
          </text:deletion>
        </text:changed-region>
        <text:changed-region xml:id="ct297939712" text:id="ct297939712">
          <text:insertion>
            <office:change-info>
              <dc:creator>Bob Jacobsen</dc:creator>
              <dc:date>2010-10-10T10:54:00</dc:date>
            </office:change-info>
          </text:insertion>
        </text:changed-region>
        <text:changed-region xml:id="ct297939808" text:id="ct297939808">
          <text:insertion>
            <office:change-info>
              <dc:creator>Bob Jacobsen</dc:creator>
              <dc:date>2011-09-11T00:22:00</dc:date>
            </office:change-info>
          </text:insertion>
        </text:changed-region>
        <text:changed-region xml:id="ct297939904" text:id="ct297939904">
          <text:insertion>
            <office:change-info>
              <dc:creator>Bob Jacobsen</dc:creator>
              <dc:date>2010-10-10T10:54:00</dc:date>
            </office:change-info>
          </text:insertion>
        </text:changed-region>
        <text:changed-region xml:id="ct180988272" text:id="ct180988272">
          <text:deletion>
            <office:change-info>
              <dc:creator>Bob Jacobsen</dc:creator>
              <dc:date>2010-10-14T14:39:00</dc:date>
            </office:change-info>
            <text:p text:style-name="List_20_Contents">one or more translaters and/or</text:p>
          </text:deletion>
        </text:changed-region>
        <text:changed-region xml:id="ct297940016" text:id="ct297940016">
          <text:insertion>
            <office:change-info>
              <dc:creator>Bob Jacobsen</dc:creator>
              <dc:date>2010-10-10T10:54:00</dc:date>
            </office:change-info>
          </text:insertion>
        </text:changed-region>
        <text:changed-region xml:id="ct295647856" text:id="ct295647856">
          <text:deletion>
            <office:change-info>
              <dc:creator>Bob Jacobsen</dc:creator>
              <dc:date>2010-10-14T14:39:00</dc:date>
            </office:change-info>
            <text:p text:style-name="List_20_Contents">s</text:p>
          </text:deletion>
        </text:changed-region>
        <text:changed-region xml:id="ct57095936" text:id="ct57095936">
          <text:insertion>
            <office:change-info>
              <dc:creator>Bob Jacobsen</dc:creator>
              <dc:date>2010-10-10T10:54:00</dc:date>
            </office:change-info>
          </text:insertion>
        </text:changed-region>
        <text:changed-region xml:id="ct57096224" text:id="ct57096224">
          <text:deletion>
            <office:change-info>
              <dc:creator>Bob Jacobsen</dc:creator>
              <dc:date>2010-10-14T14:27:00</dc:date>
            </office:change-info>
            <text:p text:style-name="List_20_Contents"/>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463604072"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List_20_Contents"/>
          </text:deletion>
        </text:changed-region>
        <text:changed-region xml:id="ct57096736" text:id="ct57096736">
          <text:insertion>
            <office:change-info>
              <dc:creator>Bob Jacobsen</dc:creator>
              <dc:date>2010-10-14T22:32:00</dc:date>
            </office:change-info>
          </text:insertion>
        </text:changed-region>
        <text:changed-region xml:id="ct57096832" text:id="ct57096832">
          <text:insertion>
            <office:change-info>
              <dc:creator>Bob Jacobsen</dc:creator>
              <dc:date>2010-10-14T22: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297935024"/><text:change-start text:change-id="ct297939712"/>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22">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text:soft-page-break/>An “addressed” message is meant for only a single node. Contrast “global”.</text:p>
      <text:p text:style-name="List_20_Heading">Alias</text:p>
      <text:p text:style-name="List_20_Contents">Short form of a Node ID number which can be mapped back and forth to the full number. Often used as "NID Alias", "DID Alias" or "SID Alias"", which are then written NIDa, DIDa and SIDa. </text:p>
      <text:p text:style-name="List_20_Heading">Board</text:p>
      <text:p text:style-name="List_20_Contents">Not really something that occurs in OpenLCB itself, we need to talk about how the common term "board" maps onto OpenLCB. E.g. A node (board) may connect to several things (devices) on the layout. </text:p>
      <text:p text:style-name="List_20_Heading">Bridge</text:p>
      <text:p text:style-name="List_20_Contents">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p text:style-name="List_20_Heading">Datagram</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List_20_Heading">Device</text:p>
      <text:p text:style-name="List_20_Contents">Not really something that occurs in OpenLCB itself, we need to talk about how the common term "device" maps onto OpenLCB. E.g. A node (board) may connect to several things (devices) on the layout.. </text:p>
      <text:p text:style-name="List_20_Heading">DID</text:p>
      <text:p text:style-name="List_20_Contents">Destination Node ID - Node ID of the node to which a specific message is addressed. </text:p>
      <text:p text:style-name="List_20_Heading">Event ID (EID)</text:p>
      <text:p text:style-name="P11">The number that identifies a specific event. OpenLCB event IDs must be globally unique. </text:p>
      <text:p text:style-name="List_20_Contents">Events are not associated with any particular node. It may be convenient to use e.g. Node ID as a way of numbering them uniquely, but Node IDs and Event IDs are not related. </text:p>
      <text:p text:style-name="List_20_Heading">Gateway</text:p>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p text:style-name="List_20_Heading">Global</text:p>
      <text:p text:style-name="List_20_Contents"><text:soft-page-break/>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TI</text:p>
      <text:p text:style-name="List_20_Contents">Message Type Indicator - identifies a common message type. </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s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Repeater</text:p>
      <text:p text:style-name="List_20_Contents">Connects two segments of the same type at the physical level, without transformation of message format. </text:p>
      <text:p text:style-name="List_20_Heading">Router</text:p>
      <text:p text:style-name="List_20_Contents">OpenLCB routers forward traffic from one link to another without reformatting. This can be a simple as receiving on one link and forwarding on N, or it could involve tracking e.g. event usage and only forwarding needed messages. </text:p>
      <text:p text:style-name="List_20_Heading">SID</text:p>
      <text:p text:style-name="List_20_Contents">Source Node ID <text:change-end text:change-id="ct297939712"/><text:change-start text:change-id="ct297939808"/>–<text:change-end text:change-id="ct297939808"/><text:change-start text:change-id="ct297939904"/> The Node ID of the node which originated a specific message. </text:p>
      <text:p text:style-name="List_20_Heading">Segment</text:p>
      <text:p text:style-name="List_20_Contents">Subset of an overall OpenLCB installation which is reached via <text:change-end text:change-id="ct297939904"/><text:change text:change-id="ct180988272"/><text:change-start text:change-id="ct297940016"/>path or gateway<text:change-end text:change-id="ct297940016"/><text:change text:change-id="ct295647856"/><text:change-start text:change-id="ct57095936"/>. A segment typically uses a specific wire protocol. </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6">other nodes, but may be the target of e.g. configuration operations.</text:span></text:p>
      <text:p text:style-name="List_20_Heading">Stream</text:p>
      <text:p text:style-name="List_20_Contents"><text:soft-page-break/>Streams are a method of moving a large number of bytes between two nodes. The streaming protocol defines a way to do this in OpenLCB.</text:p>
      <text:p text:style-name="List_20_Heading">Wire protocol</text:p>
      <text:p text:style-name="P12">Version of the OpenLCB common messages, interactions, etc adapted to a particular transport mechanism. Examples are the wire protocols for CAN bus segments and TCP/IP links. </text:p>
      <text:h text:style-name="P16" text:outline-level="1">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3">A Frame is packet as it is defined on the CAN bus. It consists of a 11 or 29 bit CAN header and zero through 8 bytes of data. An OpenLCB message may become one or more frames when transmitted over CAN.</text:p>
      <text:p text:style-name="P14">Segment</text:p>
      <text:p text:style-name="List_20_Contents"><text:change-end text:change-id="ct57095936"/><text:change text:change-id="ct57096224"/><text:change-start text:change-id="ct57096736"/>A single CAN segment is the set of CAN nodes that <text:change-end text:change-id="ct57096736"/><text:change-start text:change-id="ct57096832"/>share CAN arbitration.<text:change-end text:change-id="ct5709683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Key Terms<text:tab/>1</text:p>
          <text:p text:style-name="P15"><text:s/>3 General Glossary<text:tab/>1</text:p>
          <text:p text:style-name="P15"><text:s/>4 CAN Glossary<text:tab/>4</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294691728" text:id="ct294691728">
            <text:deletion>
              <office:change-info>
                <dc:creator>Bob Jacobsen</dc:creator>
                <dc:date>2010-10-08T17:22:00</dc:date>
              </office:change-info>
              <text:p text:style-name="MP1">NMRA Technical Note (number)</text:p>
            </text:deletion>
          </text:changed-region>
          <text:changed-region xml:id="ct294691856" text:id="ct294691856">
            <text:insertion>
              <office:change-info>
                <dc:creator>Bob Jacobsen</dc:creator>
                <dc:date>2010-10-08T17:22:00</dc:date>
              </office:change-info>
            </text:insertion>
          </text:changed-region>
        </text:tracked-changes>
        <text:p text:style-name="MP1"><draw:custom-shape text:anchor-type="char" draw:z-index="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294691728"/><text:change-start text:change-id="ct294691856"/>OpenLCB Glossary Technical Note<text:change-end text:change-id="ct294691856"/></text:p>
      </style:header>
      <style:footer>
        <text:tracked-changes>
          <text:changed-region xml:id="ct57112128" text:id="ct57112128">
            <text:deletion>
              <office:change-info>
                <dc:creator>Bob Jacobsen</dc:creator>
                <dc:date>2010-10-08T17:23:00</dc:date>
              </office:change-info>
              <text:p text:style-name="MP4"><text:span text:style-name="MT2">Title</text:span><text:span text:style-name="MT3"><text:tab/></text:span></text:p>
            </text:deletion>
          </text:changed-region>
          <text:changed-region xml:id="ct57115440" text:id="ct57115440">
            <text:insertion>
              <office:change-info>
                <dc:creator>Bob Jacobsen</dc:creator>
                <dc:date>2011-07-23T20:08:00</dc:date>
              </office:change-info>
            </text:insertion>
          </text:changed-region>
        </text:tracked-changes>
        <text:p text:style-name="MP4"><text:change text:change-id="ct57112128"/><text:change-start text:change-id="ct5711544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7115440"/><text:span text:style-name="MT3"><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116" text:date-value="2012-01-06T19:14:33">1/6/2012</text:date></text:span></text:span></text:p>
      </style:footer>
    </style:master-page>
    <style:master-page style:name="First_20_Page" style:display-name="First Page" style:page-layout-name="Mpm2" style:next-style-name="Standard">
      <style:header>
        <text:tracked-changes>
          <text:changed-region xml:id="ct294666400" text:id="ct294666400">
            <text:deletion>
              <office:change-info>
                <dc:creator>Bob Jacobsen</dc:creator>
                <dc:date>2010-10-07T21:46:00</dc:date>
              </office:change-info>
              <text:p text:style-name="MP7"><text:span text:style-name="MT4">NMRA TECHNICAL NOTES</text:span></text:p>
            </text:deletion>
          </text:changed-region>
          <text:changed-region xml:id="ct294666544" text:id="ct294666544">
            <text:insertion>
              <office:change-info>
                <dc:creator>Bob Jacobsen</dc:creator>
                <dc:date>2010-10-08T17:19:00</dc:date>
              </office:change-info>
            </text:insertion>
          </text:changed-region>
          <text:changed-region xml:id="ct294666672" text:id="ct294666672">
            <text:insertion>
              <office:change-info>
                <dc:creator>Bob Jacobsen</dc:creator>
                <dc:date>2010-10-10T10:54:00</dc:date>
              </office:change-info>
            </text:insertion>
          </text:changed-region>
          <text:changed-region xml:id="ct294666240" text:id="ct294666240">
            <text:deletion>
              <office:change-info>
                <dc:creator>Bob Jacobsen</dc:creator>
                <dc:date>2010-10-14T14:26:00</dc:date>
              </office:change-info>
              <text:p text:style-name="MP7">(title)</text:p>
            </text:deletion>
          </text:changed-region>
          <text:changed-region xml:id="ct294661152" text:id="ct294661152">
            <text:insertion>
              <office:change-info>
                <dc:creator>Bob Jacobsen</dc:creator>
                <dc:date>2010-10-14T14:26:00</dc:date>
              </office:change-info>
            </text:insertion>
          </text:changed-region>
          <text:changed-region xml:id="ct294660832" text:id="ct294660832">
            <text:deletion>
              <office:change-info>
                <dc:creator>Bob Jacobsen</dc:creator>
                <dc:date>2010-10-08T17:19:00</dc:date>
              </office:change-info>
              <text:p text:style-name="MP7">(date)</text:p>
            </text:deletion>
          </text:changed-region>
          <text:changed-region xml:id="ct294661328" text:id="ct294661328">
            <text:insertion>
              <office:change-info>
                <dc:creator>Bob Jacobsen</dc:creator>
                <dc:date>2010-10-14T08:38:00</dc:date>
              </office:change-info>
            </text:insertion>
          </text:changed-region>
          <text:changed-region xml:id="ct294661456" text:id="ct294661456">
            <text:deletion>
              <office:change-info>
                <dc:creator>Bob Jacobsen</dc:creator>
                <dc:date>2010-10-07T21:47:00</dc:date>
              </office:change-info>
              <text:p text:style-name="MP7">(number)</text:p>
            </text:deletion>
          </text:changed-region>
          <text:changed-region xml:id="ct294666048" text:id="ct294666048">
            <text:insertion>
              <office:change-info>
                <dc:creator>Bob Jacobsen</dc:creator>
                <dc:date>2010-10-14T22:56: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294666400"/><text:change-start text:change-id="ct294666544"/>OpenLCB <text:change-end text:change-id="ct294666544"/><text:change-start text:change-id="ct294666672"/>Technical Note<text:change-end text:change-id="ct294666672"/></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294666240"/><text:change-start text:change-id="ct294661152"/>Glossary<text:change-end text:change-id="ct29466115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294660832"/><text:change-start text:change-id="ct294661328"/><text:date style:data-style-name="N75" text:date-value="2012-01-06T19:14:33">Jan 6, 2012</text:date><text:change-end text:change-id="ct294661328"/></text:p>
            </table:table-cell>
            <table:table-cell table:style-name="Table1.C1" office:value-type="string">
              <text:p text:style-name="MP7"><text:change text:change-id="ct294661456"/><text:change-start text:change-id="ct294666048"/>Preliminary<text:change-end text:change-id="ct294666048"/></text:p>
            </table:table-cell>
          </table:table-row>
        </table:table>
        <text:p text:style-name="Header"/>
      </style:header>
      <style:footer>
        <text:tracked-changes>
          <text:changed-region xml:id="ct294658512" text:id="ct294658512">
            <text:deletion>
              <office:change-info>
                <dc:creator>Bob Jacobsen</dc:creator>
                <dc:date>2011-07-23T20:08:00</dc:date>
              </office:change-info>
              <text:p text:style-name="MP8"><text:span text:style-name="MT5">Copyright 20</text:span></text:p>
            </text:deletion>
          </text:changed-region>
          <text:changed-region xml:id="ct294656528" text:id="ct294656528">
            <text:deletion>
              <office:change-info>
                <dc:creator>Bob Jacobsen</dc:creator>
                <dc:date>2010-10-07T21:47:00</dc:date>
              </office:change-info>
              <text:p text:style-name="MP8"><text:span text:style-name="MT5">90</text:span></text:p>
            </text:deletion>
          </text:changed-region>
          <text:changed-region xml:id="ct294657072" text:id="ct294657072">
            <text:deletion>
              <office:change-info>
                <dc:creator>Bob Jacobsen</dc:creator>
                <dc:date>2011-07-23T20:08:00</dc:date>
              </office:change-info>
              <text:p text:style-name="MP8"><text:span text:style-name="MT5">, by J. Day, D. Harris, B. Jacobsen, </text:span></text:p>
            </text:deletion>
          </text:changed-region>
          <text:changed-region xml:id="ct297895984" text:id="ct297895984">
            <text:deletion>
              <office:change-info>
                <dc:creator>Bob Jacobsen</dc:creator>
                <dc:date>2010-10-08T17:21:00</dc:date>
              </office:change-info>
              <text:p text:style-name="MP8"><text:span text:style-name="MT5">A. Robinson, </text:span></text:p>
            </text:deletion>
          </text:changed-region>
          <text:changed-region xml:id="ct294656416" text:id="ct294656416">
            <text:deletion>
              <office:change-info>
                <dc:creator>Bob Jacobsen</dc:creator>
                <dc:date>2011-07-23T20:08:00</dc:date>
              </office:change-info>
              <text:p text:style-name="MP8"><text:span text:style-name="MT5">and A. Shepherd</text:span></text:p>
            </text:deletion>
          </text:changed-region>
          <text:changed-region xml:id="ct294651584" text:id="ct294651584">
            <text:insertion>
              <office:change-info>
                <dc:creator>Bob Jacobsen</dc:creator>
                <dc:date>2011-07-23T20:08:00</dc:date>
              </office:change-info>
            </text:insertion>
          </text:changed-region>
        </text:tracked-changes>
        <text:p text:style-name="MP8"><text:change text:change-id="ct294658512"/><text:change text:change-id="ct294656528"/><text:change text:change-id="ct294657072"/><text:change text:change-id="ct297895984"/><text:change text:change-id="ct294656416"/><text:change-start text:change-id="ct29465158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294651584"/><text:span text:style-name="MT5"><text:tab/></text:span><text:span text:style-name="MT6">Page </text:span><text:span text:style-name="Page_20_Number"><text:span text:style-name="MT6"><text:page-number text:select-page="current">4</text:page-number></text:span></text:span><text:span text:style-name="Page_20_Number"><text:span text:style-name="MT6"> of </text:span></text:span><text:span text:style-name="Page_20_Number"><text:span text:style-name="MT6"><text:page-count style:num-format="1">4</text:page-count></text:span></text:span><text:span text:style-name="Page_20_Number"><text:span text:style-name="MT6"> - </text:span></text:span><text:span text:style-name="Page_20_Number"><text:span text:style-name="MT6"><text:date style:data-style-name="N116" text:date-value="2012-01-06T19:14:33">1/6/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72</meta:editing-cycles>
    <meta:editing-duration>PT12H11M33S</meta:editing-duration>
    <meta:generator>OpenOffice.org/3.3$Unix OpenOffice.org_project/330m20$Build-9567</meta:generator>
    <dc:date>2012-01-06T19:14:33</dc:date>
    <dc:creator>Bob Jacobsen</dc:creator>
    <meta:document-statistic meta:table-count="1" meta:image-count="1" meta:object-count="0" meta:page-count="4" meta:paragraph-count="97" meta:word-count="1304" meta:character-count="7791"/>
    <meta:user-defined meta:name="Info 1"/>
    <meta:user-defined meta:name="Info 2"/>
    <meta:user-defined meta:name="Info 3"/>
    <meta:user-defined meta:name="Info 4"/>
  </office:meta>
</office:document-meta>
</file>